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.24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0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5cm" fo:min-width="4.14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04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5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9.86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23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05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4.64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8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43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33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9.4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0.46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38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79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65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19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64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12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35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1.11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57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6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1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2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7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73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1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01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4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8.1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94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48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8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3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4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5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651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14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72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29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.47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98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7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3.84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1.8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54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1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3.06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0.64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2.31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3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0.9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1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72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2.3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5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9.171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5.45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7.85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6.82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37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5.91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12.62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2060" fo:font-family="Calibri" fo:font-size="14.1000003814697pt" fo:font-weight="bold" style:font-size-asian="14.1000003814697pt" style:font-family-complex="Calibri" style:font-size-complex="14.1000003814697pt" style:font-weight-complex="bold"/>
    </style:style>
    <style:style style:name="T2" style:family="text">
      <style:text-properties fo:color="#002060" fo:font-family="Helvetica" fo:font-size="14.1000003814697pt" fo:font-weight="bold" style:font-size-asian="14.1000003814697pt" style:font-family-complex="Helvetica" style:font-size-complex="14.1000003814697pt" style:font-weight-complex="bold"/>
    </style:style>
    <style:style style:name="T3" style:family="text">
      <style:text-properties fo:color="#000000" fo:font-family="Helvetica" fo:font-size="9pt" style:font-size-asian="9pt" style:font-family-complex="Helvetica" style:font-size-complex="9pt"/>
    </style:style>
    <style:style style:name="T4" style:family="text">
      <style:text-properties fo:color="#000000" fo:font-family="Calibri" fo:font-size="11.1000003814697pt" style:font-size-asian="11.1000003814697pt" style:font-family-complex="Calibri" style:font-size-complex="11.1000003814697pt"/>
    </style:style>
    <style:style style:name="T5" style:family="text">
      <style:text-properties fo:color="#000000" fo:font-family="Helvetica" fo:font-size="11.1000003814697pt" style:font-size-asian="11.1000003814697pt" style:font-family-complex="Helvetica" style:font-size-complex="11.1000003814697pt"/>
    </style:style>
    <style:style style:name="T6" style:family="text">
      <style:text-properties fo:color="#000000" fo:font-family="Wingdings" fo:font-size="11.1000003814697pt" style:font-size-asian="11.1000003814697pt" style:font-family-complex="Wingdings" style:font-size-complex="11.1000003814697pt"/>
    </style:style>
    <style:style style:name="T7" style:family="text">
      <style:text-properties fo:color="#000000" fo:font-family="Helvetica" fo:font-size="10pt" style:font-size-asian="10pt" style:font-family-complex="Helvetica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0.383cm" svg:height="0.602cm" svg:x="2.54cm" svg:y="2.986cm">
          <draw:text-box>
            <text:p text:style-name="P1"><text:span text:style-name="T1">1.</text:span></text:p>
          </draw:text-box>
        </draw:frame>
        <draw:frame draw:style-name="gr2" draw:layer="layout" svg:width="0.142cm" svg:height="0.556cm" svg:x="2.921cm" svg:y="3.002cm">
          <draw:text-box>
            <text:p text:style-name="P1"><text:span text:style-name="T2"><text:s/></text:span></text:p>
          </draw:text-box>
        </draw:frame>
        <draw:frame draw:style-name="gr3" draw:layer="layout" svg:width="4.265cm" svg:height="0.602cm" svg:x="3.175cm" svg:y="2.986cm">
          <draw:text-box>
            <text:p text:style-name="P1"><text:span text:style-name="T1">Executive Summary <text:s/></text:span></text:p>
          </draw:text-box>
        </draw:frame>
        <draw:frame draw:style-name="gr4" draw:layer="layout" svg:width="2.14cm" svg:height="0.357cm" svg:x="2.54cm" svg:y="4.048cm">
          <draw:text-box>
            <text:p text:style-name="P1"><text:span text:style-name="T3">Mr Joe OShea </text:span></text:p>
          </draw:text-box>
        </draw:frame>
        <draw:frame draw:style-name="gr5" draw:layer="layout" svg:width="2.631cm" svg:height="0.357cm" svg:x="2.54cm" svg:y="4.751cm">
          <draw:text-box>
            <text:p text:style-name="P1"><text:span text:style-name="T3">Principal Systems </text:span></text:p>
          </draw:text-box>
        </draw:frame>
        <draw:frame draw:style-name="gr6" draw:layer="layout" svg:width="10.022cm" svg:height="0.357cm" svg:x="2.54cm" svg:y="5.458cm">
          <draw:text-box>
            <text:p text:style-name="P1"><text:span text:style-name="T3">56 Pembrooke road Ballsbridge DublinDublindefault ZIP_Code Ireland </text:span></text:p>
          </draw:text-box>
        </draw:frame>
        <draw:frame draw:style-name="gr7" draw:layer="layout" svg:width="1.336cm" svg:height="0.357cm" svg:x="2.54cm" svg:y="6.165cm">
          <draw:text-box>
            <text:p text:style-name="P1"><text:span text:style-name="T3">1234567 </text:span></text:p>
          </draw:text-box>
        </draw:frame>
        <draw:frame draw:style-name="gr8" draw:layer="layout" svg:width="1.158cm" svg:height="0.357cm" svg:x="2.54cm" svg:y="6.867cm">
          <draw:text-box>
            <text:p text:style-name="P1"><text:span text:style-name="T3">123333 </text:span></text:p>
          </draw:text-box>
        </draw:frame>
        <draw:frame draw:style-name="gr9" draw:layer="layout" svg:width="4.773cm" svg:height="0.357cm" svg:x="2.54cm" svg:y="7.574cm">
          <draw:text-box>
            <text:p text:style-name="P1"><text:span text:style-name="T3">joeoshea@principalsystems.com </text:span></text:p>
          </draw:text-box>
        </draw:frame>
        <draw:frame draw:style-name="gr10" draw:layer="layout" svg:width="0.091cm" svg:height="0.357cm" svg:x="2.54cm" svg:y="8.281cm">
          <draw:text-box>
            <text:p text:style-name="P1"><text:span text:style-name="T3"><text:s/></text:span></text:p>
          </draw:text-box>
        </draw:frame>
        <draw:frame draw:style-name="gr5" draw:layer="layout" svg:width="2.631cm" svg:height="0.357cm" svg:x="2.54cm" svg:y="8.984cm">
          <draw:text-box>
            <text:p text:style-name="P1"><text:span text:style-name="T3">Principal Systems </text:span></text:p>
          </draw:text-box>
        </draw:frame>
        <draw:frame draw:style-name="gr5" draw:layer="layout" svg:width="2.631cm" svg:height="0.357cm" svg:x="2.54cm" svg:y="9.692cm">
          <draw:text-box>
            <text:p text:style-name="P1"><text:span text:style-name="T3">Principal Systems </text:span></text:p>
          </draw:text-box>
        </draw:frame>
        <draw:frame draw:style-name="gr5" draw:layer="layout" svg:width="2.631cm" svg:height="0.357cm" svg:x="2.54cm" svg:y="10.399cm">
          <draw:text-box>
            <text:p text:style-name="P1"><text:span text:style-name="T3">Principal Systems </text:span></text:p>
          </draw:text-box>
        </draw:frame>
        <draw:frame draw:style-name="gr11" draw:text-style-name="P1" draw:layer="layout" svg:width="2.631cm" svg:height="0.357cm" svg:x="2.54cm" svg:y="11.102cm">
          <draw:text-box>
            <text:p text:style-name="P1"><text:span text:style-name="T3">Principal Systems </text:span></text:p>
          </draw:text-box>
        </draw:frame>
        <draw:frame draw:style-name="gr10" draw:layer="layout" svg:width="0.091cm" svg:height="0.357cm" svg:x="2.54cm" svg:y="11.809cm">
          <draw:text-box>
            <text:p text:style-name="P1"><text:span text:style-name="T3"><text:s/></text:span></text:p>
          </draw:text-box>
        </draw:frame>
        <draw:frame draw:style-name="gr12" draw:layer="layout" svg:width="7.817cm" svg:height="0.48cm" svg:x="2.54cm" svg:y="12.451cm">
          <draw:text-box>
            <text:p text:style-name="P1"><text:span text:style-name="T4">Principal Systems Ltd (PSL) would like to thank </text:span></text:p>
          </draw:text-box>
        </draw:frame>
        <draw:frame draw:style-name="gr13" draw:layer="layout" svg:width="2.542cm" svg:height="0.357cm" svg:x="10.525cm" svg:y="12.516cm">
          <draw:text-box>
            <text:p text:style-name="P1"><text:span text:style-name="T3">Principal Systems</text:span></text:p>
          </draw:text-box>
        </draw:frame>
        <draw:frame draw:style-name="gr14" draw:layer="layout" svg:width="5.336cm" svg:height="0.48cm" svg:x="13.125cm" svg:y="12.451cm">
          <draw:text-box>
            <text:p text:style-name="P1"><text:span text:style-name="T4"><text:s/></text:span><text:span text:style-name="T4">the opportunity to present this </text:span></text:p>
          </draw:text-box>
        </draw:frame>
        <draw:frame draw:style-name="gr15" draw:layer="layout" svg:width="9.624cm" svg:height="0.48cm" svg:x="2.54cm" svg:y="12.943cm">
          <draw:text-box>
            <text:p text:style-name="P1"><text:span text:style-name="T4">proposal to implement a Warehouse Management Solution. </text:span></text:p>
          </draw:text-box>
        </draw:frame>
        <draw:frame draw:style-name="gr16" draw:layer="layout" svg:width="10.466cm" svg:height="0.48cm" svg:x="2.54cm" svg:y="13.65cm">
          <draw:text-box>
            <text:p text:style-name="P1"><text:span text:style-name="T4">This proposal has been provided in response to the request from </text:span></text:p>
          </draw:text-box>
        </draw:frame>
        <draw:frame draw:style-name="gr17" draw:layer="layout" svg:width="2.542cm" svg:height="0.357cm" svg:x="13.121cm" svg:y="13.714cm">
          <draw:text-box>
            <text:p text:style-name="P1"><text:span text:style-name="T3">Principal Systems</text:span></text:p>
          </draw:text-box>
        </draw:frame>
        <draw:frame draw:style-name="gr18" draw:layer="layout" svg:width="2.83cm" svg:height="0.48cm" svg:x="15.671cm" svg:y="13.65cm">
          <draw:text-box>
            <text:p text:style-name="P1"><text:span text:style-name="T4"><text:s/></text:span><text:span text:style-name="T4">for a Warehouse </text:span></text:p>
          </draw:text-box>
        </draw:frame>
        <draw:frame draw:style-name="gr19" draw:layer="layout" svg:width="5.768cm" svg:height="0.48cm" svg:x="2.54cm" svg:y="14.145cm">
          <draw:text-box>
            <text:p text:style-name="P1"><text:span text:style-name="T4">Management solution and includes: </text:span></text:p>
          </draw:text-box>
        </draw:frame>
        <draw:frame draw:style-name="gr20" draw:layer="layout" svg:width="0.298cm" svg:height="0.48cm" svg:x="3.171cm" svg:y="14.848cm">
          <draw:text-box>
            <text:p text:style-name="P1"><text:span text:style-name="T4">1.</text:span></text:p>
          </draw:text-box>
        </draw:frame>
        <draw:frame draw:style-name="gr21" draw:layer="layout" svg:width="0.112cm" svg:height="0.433cm" svg:x="3.467cm" svg:y="14.86cm">
          <draw:text-box>
            <text:p text:style-name="P1"><text:span text:style-name="T5"><text:s/></text:span></text:p>
          </draw:text-box>
        </draw:frame>
        <draw:frame draw:style-name="gr22" draw:layer="layout" svg:width="6.763cm" svg:height="0.48cm" svg:x="3.798cm" svg:y="14.848cm">
          <draw:text-box>
            <text:p text:style-name="P1"><text:span text:style-name="T4">In-DEX Warehouse Management Solution <text:s/></text:span></text:p>
          </draw:text-box>
        </draw:frame>
        <draw:frame draw:style-name="gr20" draw:layer="layout" svg:width="0.298cm" svg:height="0.48cm" svg:x="3.171cm" svg:y="15.344cm">
          <draw:text-box>
            <text:p text:style-name="P1"><text:span text:style-name="T4">2.</text:span></text:p>
          </draw:text-box>
        </draw:frame>
        <draw:frame draw:style-name="gr21" draw:layer="layout" svg:width="0.112cm" svg:height="0.433cm" svg:x="3.467cm" svg:y="15.356cm">
          <draw:text-box>
            <text:p text:style-name="P1"><text:span text:style-name="T5"><text:s/></text:span></text:p>
          </draw:text-box>
        </draw:frame>
        <draw:frame draw:style-name="gr23" draw:layer="layout" svg:width="3.232cm" svg:height="0.48cm" svg:x="3.798cm" svg:y="15.344cm">
          <draw:text-box>
            <text:p text:style-name="P1"><text:span text:style-name="T4">Installation Services </text:span></text:p>
          </draw:text-box>
        </draw:frame>
        <draw:frame draw:style-name="gr20" draw:layer="layout" svg:width="0.298cm" svg:height="0.48cm" svg:x="3.171cm" svg:y="15.839cm">
          <draw:text-box>
            <text:p text:style-name="P1"><text:span text:style-name="T4">3.</text:span></text:p>
          </draw:text-box>
        </draw:frame>
        <draw:frame draw:style-name="gr21" draw:layer="layout" svg:width="0.112cm" svg:height="0.433cm" svg:x="3.467cm" svg:y="15.851cm">
          <draw:text-box>
            <text:p text:style-name="P1"><text:span text:style-name="T5"><text:s/></text:span></text:p>
          </draw:text-box>
        </draw:frame>
        <draw:frame draw:style-name="gr24" draw:layer="layout" svg:width="6.475cm" svg:height="0.48cm" svg:x="3.798cm" svg:y="15.839cm">
          <draw:text-box>
            <text:p text:style-name="P1"><text:span text:style-name="T4">On-Going Hardware &amp; Software Support </text:span></text:p>
          </draw:text-box>
        </draw:frame>
        <draw:frame draw:style-name="gr25" draw:layer="layout" svg:width="15.915cm" svg:height="0.48cm" svg:x="2.54cm" svg:y="16.753cm">
          <draw:text-box>
            <text:p text:style-name="P1"><text:span text:style-name="T4">With PSL’s leading position in Warehouse Management Solutions, Supply Chain solutions and our </text:span></text:p>
          </draw:text-box>
        </draw:frame>
        <draw:frame draw:style-name="gr26" draw:layer="layout" svg:width="11.118cm" svg:height="0.48cm" svg:x="2.54cm" svg:y="17.249cm">
          <draw:text-box>
            <text:p text:style-name="P1"><text:span text:style-name="T4">existing strategic partnerships with Radio, Voice and other partners,</text:span></text:p>
          </draw:text-box>
        </draw:frame>
        <draw:frame draw:style-name="gr27" draw:layer="layout" svg:width="2.631cm" svg:height="0.357cm" svg:x="13.76cm" svg:y="17.313cm">
          <draw:text-box>
            <text:p text:style-name="P1"><text:span text:style-name="T3"><text:s/></text:span><text:span text:style-name="T3">Principal Systems</text:span></text:p>
          </draw:text-box>
        </draw:frame>
        <draw:frame draw:style-name="gr28" draw:layer="layout" svg:width="1.968cm" svg:height="0.48cm" svg:x="16.496cm" svg:y="17.249cm">
          <draw:text-box>
            <text:p text:style-name="P1"><text:span text:style-name="T4"><text:s/></text:span><text:span text:style-name="T4">will benefit </text:span></text:p>
          </draw:text-box>
        </draw:frame>
        <draw:frame draw:style-name="gr29" draw:layer="layout" svg:width="15.911cm" svg:height="0.48cm" svg:x="2.54cm" svg:y="17.744cm">
          <draw:text-box>
            <text:p text:style-name="P1"><text:span text:style-name="T4">from PLS’s wide experience and strength, both in terms of its market leading software and its staffs </text:span></text:p>
          </draw:text-box>
        </draw:frame>
        <draw:frame draw:style-name="gr30" draw:layer="layout" svg:width="15.923cm" svg:height="0.48cm" svg:x="2.54cm" svg:y="18.235cm">
          <draw:text-box>
            <text:p text:style-name="P1"><text:span text:style-name="T4">vast experience in providing a consultative lead approach to deployments, and be confident in the </text:span></text:p>
          </draw:text-box>
        </draw:frame>
        <draw:frame draw:style-name="gr31" draw:layer="layout" svg:width="12.867cm" svg:height="0.48cm" svg:x="2.54cm" svg:y="18.73cm">
          <draw:text-box>
            <text:p text:style-name="P1"><text:span text:style-name="T4">knowledge that PSL can help drive value and innovation for many years to come. </text:span></text:p>
          </draw:text-box>
        </draw:frame>
        <draw:frame draw:style-name="gr32" draw:layer="layout" svg:width="1.822cm" svg:height="0.357cm" svg:x="15.339cm" svg:y="18.794cm">
          <draw:text-box>
            <text:p text:style-name="P1"><text:span text:style-name="T3">MrMrMrMrMr</text:span></text:p>
          </draw:text-box>
        </draw:frame>
        <draw:frame draw:style-name="gr21" draw:layer="layout" svg:width="0.091cm" svg:height="0.48cm" svg:x="17.19cm" svg:y="18.73cm">
          <draw:text-box>
            <text:p text:style-name="P1"><text:span text:style-name="T4"><text:s/></text:span></text:p>
          </draw:text-box>
        </draw:frame>
        <draw:frame draw:style-name="gr33" draw:layer="layout" svg:width="15.913cm" svg:height="0.48cm" svg:x="2.54cm" svg:y="19.437cm">
          <draw:text-box>
            <text:p text:style-name="P1"><text:span text:style-name="T4">Specifically, PSL have a number of core strengths and differentiators built upon our 20 year </text:span></text:p>
          </draw:text-box>
        </draw:frame>
        <draw:frame draw:style-name="gr34" draw:layer="layout" svg:width="5.013cm" svg:height="0.48cm" svg:x="2.54cm" svg:y="19.928cm">
          <draw:text-box>
            <text:p text:style-name="P1"><text:span text:style-name="T4">experience, which will provide </text:span></text:p>
          </draw:text-box>
        </draw:frame>
        <draw:frame draw:style-name="gr35" draw:layer="layout" svg:width="2.542cm" svg:height="0.357cm" svg:x="7.714cm" svg:y="19.992cm">
          <draw:text-box>
            <text:p text:style-name="P1"><text:span text:style-name="T3">Principal Systems</text:span></text:p>
          </draw:text-box>
        </draw:frame>
        <draw:frame draw:style-name="gr36" draw:layer="layout" svg:width="8.151cm" svg:height="0.48cm" svg:x="10.309cm" svg:y="19.928cm">
          <draw:text-box>
            <text:p text:style-name="P1"><text:span text:style-name="T4"><text:s/></text:span><text:span text:style-name="T4">with the confidence in knowing PSL can deliver, </text:span></text:p>
          </draw:text-box>
        </draw:frame>
        <draw:frame draw:style-name="gr37" draw:layer="layout" svg:width="2.042cm" svg:height="0.48cm" svg:x="2.54cm" svg:y="20.424cm">
          <draw:text-box>
            <text:p text:style-name="P1"><text:span text:style-name="T4">based upon: </text:span></text:p>
          </draw:text-box>
        </draw:frame>
        <draw:frame draw:style-name="gr21" draw:layer="layout" svg:width="0.091cm" svg:height="0.48cm" svg:x="3.81cm" svg:y="21.101cm">
          <draw:text-box>
            <text:p text:style-name="P1"><text:span text:style-name="T4"><text:s/></text:span></text:p>
          </draw:text-box>
        </draw:frame>
        <draw:frame draw:style-name="gr21" draw:layer="layout" svg:width="0.311cm" svg:height="0.429cm" svg:x="3.175cm" svg:y="21.624cm">
          <draw:text-box>
            <text:p text:style-name="P1"><text:span text:style-name="T6"></text:span></text:p>
          </draw:text-box>
        </draw:frame>
        <draw:frame draw:style-name="gr21" draw:layer="layout" svg:width="0.112cm" svg:height="0.433cm" svg:x="3.484cm" svg:y="21.694cm">
          <draw:text-box>
            <text:p text:style-name="P1"><text:span text:style-name="T5"><text:s/></text:span></text:p>
          </draw:text-box>
        </draw:frame>
        <draw:frame draw:style-name="gr38" draw:layer="layout" svg:width="12.617cm" svg:height="0.48cm" svg:x="3.81cm" svg:y="21.682cm">
          <draw:text-box>
            <text:p text:style-name="P1"><text:span text:style-name="T4">Being a total solution provider, underpinned by class leading service &amp; support <text:s/></text:span></text:p>
          </draw:text-box>
        </draw:frame>
        <draw:frame draw:style-name="gr21" draw:layer="layout" svg:width="0.311cm" svg:height="0.429cm" svg:x="3.175cm" svg:y="22.2cm">
          <draw:text-box>
            <text:p text:style-name="P1"><text:span text:style-name="T6"></text:span></text:p>
          </draw:text-box>
        </draw:frame>
        <draw:frame draw:style-name="gr21" draw:layer="layout" svg:width="0.112cm" svg:height="0.433cm" svg:x="3.484cm" svg:y="22.27cm">
          <draw:text-box>
            <text:p text:style-name="P1"><text:span text:style-name="T5"><text:s/></text:span></text:p>
          </draw:text-box>
        </draw:frame>
        <draw:frame draw:style-name="gr39" draw:layer="layout" svg:width="1.581cm" svg:height="0.48cm" svg:x="3.81cm" svg:y="22.258cm">
          <draw:text-box>
            <text:p text:style-name="P1"><text:span text:style-name="T4">Providing </text:span></text:p>
          </draw:text-box>
        </draw:frame>
        <draw:frame draw:style-name="gr40" draw:layer="layout" svg:width="1.23cm" svg:height="0.48cm" svg:x="5.617cm" svg:y="22.258cm">
          <draw:text-box>
            <text:p text:style-name="P1"><text:span text:style-name="T4">market </text:span></text:p>
          </draw:text-box>
        </draw:frame>
        <draw:frame draw:style-name="gr41" draw:layer="layout" svg:width="1.238cm" svg:height="0.48cm" svg:x="7.072cm" svg:y="22.258cm">
          <draw:text-box>
            <text:p text:style-name="P1"><text:span text:style-name="T4">leading </text:span></text:p>
          </draw:text-box>
        </draw:frame>
        <draw:frame draw:style-name="gr42" draw:layer="layout" svg:width="1.551cm" svg:height="0.48cm" svg:x="8.536cm" svg:y="22.258cm">
          <draw:text-box>
            <text:p text:style-name="P1"><text:span text:style-name="T4">Solutions </text:span></text:p>
          </draw:text-box>
        </draw:frame>
        <draw:frame draw:style-name="gr43" draw:layer="layout" svg:width="0.743cm" svg:height="0.48cm" svg:x="10.317cm" svg:y="22.258cm">
          <draw:text-box>
            <text:p text:style-name="P1"><text:span text:style-name="T4">that </text:span></text:p>
          </draw:text-box>
        </draw:frame>
        <draw:frame draw:style-name="gr44" draw:layer="layout" svg:width="1.238cm" svg:height="0.48cm" svg:x="11.29cm" svg:y="22.258cm">
          <draw:text-box>
            <text:p text:style-name="P1"><text:span text:style-name="T4">include </text:span></text:p>
          </draw:text-box>
        </draw:frame>
        <draw:frame draw:style-name="gr45" draw:layer="layout" svg:width="1.065cm" svg:height="0.48cm" svg:x="12.759cm" svg:y="22.258cm">
          <draw:text-box>
            <text:p text:style-name="P1"><text:span text:style-name="T4">Voice, </text:span></text:p>
          </draw:text-box>
        </draw:frame>
        <draw:frame draw:style-name="gr46" draw:layer="layout" svg:width="1.395cm" svg:height="0.48cm" svg:x="14.054cm" svg:y="22.258cm">
          <draw:text-box>
            <text:p text:style-name="P1"><text:span text:style-name="T4">Barcode </text:span></text:p>
          </draw:text-box>
        </draw:frame>
        <draw:frame draw:style-name="gr47" draw:layer="layout" svg:width="1.573cm" svg:height="0.48cm" svg:x="15.67cm" svg:y="22.258cm">
          <draw:text-box>
            <text:p text:style-name="P1"><text:span text:style-name="T4">scanning, </text:span></text:p>
          </draw:text-box>
        </draw:frame>
        <draw:frame draw:style-name="gr48" draw:layer="layout" svg:width="1.077cm" svg:height="0.48cm" svg:x="17.469cm" svg:y="22.258cm">
          <draw:text-box>
            <text:p text:style-name="P1"><text:span text:style-name="T4">WLAN </text:span></text:p>
          </draw:text-box>
        </draw:frame>
        <draw:frame draw:style-name="gr49" draw:layer="layout" svg:width="6.885cm" svg:height="0.48cm" svg:x="3.81cm" svg:y="22.804cm">
          <draw:text-box>
            <text:p text:style-name="P1"><text:span text:style-name="T4">infrastructure design and implementation <text:s text:c="2"/></text:span></text:p>
          </draw:text-box>
        </draw:frame>
        <draw:frame draw:style-name="gr21" draw:layer="layout" svg:width="0.311cm" svg:height="0.429cm" svg:x="3.175cm" svg:y="23.398cm">
          <draw:text-box>
            <text:p text:style-name="P1"><text:span text:style-name="T6"></text:span></text:p>
          </draw:text-box>
        </draw:frame>
        <draw:frame draw:style-name="gr21" draw:layer="layout" svg:width="0.112cm" svg:height="0.433cm" svg:x="3.484cm" svg:y="23.468cm">
          <draw:text-box>
            <text:p text:style-name="P1"><text:span text:style-name="T5"><text:s/></text:span></text:p>
          </draw:text-box>
        </draw:frame>
        <draw:frame draw:style-name="gr50" draw:layer="layout" svg:width="13.985cm" svg:height="0.48cm" svg:x="3.81cm" svg:y="23.456cm">
          <draw:text-box>
            <text:p text:style-name="P1"><text:span text:style-name="T4">Utilising our own in-house teams and skills, combined with strong partner relationships. </text:span></text:p>
          </draw:text-box>
        </draw:frame>
        <draw:frame draw:style-name="gr21" draw:layer="layout" svg:width="0.311cm" svg:height="0.429cm" svg:x="3.175cm" svg:y="23.978cm">
          <draw:text-box>
            <text:p text:style-name="P1"><text:span text:style-name="T6"></text:span></text:p>
          </draw:text-box>
        </draw:frame>
        <draw:frame draw:style-name="gr21" draw:layer="layout" svg:width="0.112cm" svg:height="0.433cm" svg:x="3.484cm" svg:y="24.048cm">
          <draw:text-box>
            <text:p text:style-name="P1"><text:span text:style-name="T5"><text:s/></text:span></text:p>
          </draw:text-box>
        </draw:frame>
        <draw:frame draw:style-name="gr51" draw:layer="layout" svg:width="12.033cm" svg:height="0.48cm" svg:x="3.81cm" svg:y="24.036cm">
          <draw:text-box>
            <text:p text:style-name="P1"><text:span text:style-name="T4">Driving Return on Investment integration with other projects and initiatives </text:span></text:p>
          </draw:text-box>
        </draw:frame>
        <draw:frame draw:style-name="gr21" draw:layer="layout" svg:width="0.311cm" svg:height="0.429cm" svg:x="3.175cm" svg:y="24.558cm">
          <draw:text-box>
            <text:p text:style-name="P1"><text:span text:style-name="T6"></text:span></text:p>
          </draw:text-box>
        </draw:frame>
        <draw:frame draw:style-name="gr21" draw:layer="layout" svg:width="0.112cm" svg:height="0.433cm" svg:x="3.484cm" svg:y="24.628cm">
          <draw:text-box>
            <text:p text:style-name="P1"><text:span text:style-name="T5"><text:s/></text:span></text:p>
          </draw:text-box>
        </draw:frame>
        <draw:frame draw:style-name="gr52" draw:layer="layout" svg:width="12.672cm" svg:height="0.48cm" svg:x="3.81cm" svg:y="24.616cm">
          <draw:text-box>
            <text:p text:style-name="P1"><text:span text:style-name="T4">Specific Radio Frequency (RF) warehouse, manufacturing and logistics expertise </text:span></text:p>
          </draw:text-box>
        </draw:frame>
        <draw:frame draw:style-name="gr21" draw:layer="layout" svg:width="0.311cm" svg:height="0.429cm" svg:x="3.175cm" svg:y="25.138cm">
          <draw:text-box>
            <text:p text:style-name="P1"><text:span text:style-name="T6"></text:span></text:p>
          </draw:text-box>
        </draw:frame>
        <draw:frame draw:style-name="gr21" draw:layer="layout" svg:width="0.112cm" svg:height="0.433cm" svg:x="3.484cm" svg:y="25.208cm">
          <draw:text-box>
            <text:p text:style-name="P1"><text:span text:style-name="T5"><text:s/></text:span></text:p>
          </draw:text-box>
        </draw:frame>
        <draw:frame draw:style-name="gr53" draw:layer="layout" svg:width="7.279cm" svg:height="0.48cm" svg:x="3.81cm" svg:y="25.196cm">
          <draw:text-box>
            <text:p text:style-name="P1"><text:span text:style-name="T4">Very strong financial credentials and stability <text:s/></text:span></text:p>
          </draw:text-box>
        </draw:frame>
        <draw:frame draw:style-name="gr21" draw:layer="layout" svg:width="0.311cm" svg:height="0.429cm" svg:x="3.175cm" svg:y="25.713cm">
          <draw:text-box>
            <text:p text:style-name="P1"><text:span text:style-name="T6"></text:span></text:p>
          </draw:text-box>
        </draw:frame>
        <draw:frame draw:style-name="gr21" draw:layer="layout" svg:width="0.112cm" svg:height="0.433cm" svg:x="3.484cm" svg:y="25.784cm">
          <draw:text-box>
            <text:p text:style-name="P1"><text:span text:style-name="T5"><text:s/></text:span></text:p>
          </draw:text-box>
        </draw:frame>
        <draw:frame draw:style-name="gr54" draw:layer="layout" svg:width="3.164cm" svg:height="0.48cm" svg:x="3.81cm" svg:y="25.771cm">
          <draw:text-box>
            <text:p text:style-name="P1"><text:span text:style-name="T4">People and culture <text:s/></text:span></text:p>
          </draw:text-box>
        </draw:frame>
        <draw:frame draw:style-name="gr21" draw:layer="layout" svg:width="0.091cm" svg:height="0.48cm" svg:x="3.81cm" svg:y="26.351cm">
          <draw:text-box>
            <text:p text:style-name="P1"><text:span text:style-name="T4"><text:s/></text:span></text:p>
          </draw:text-box>
        </draw:frame>
        <draw:frame draw:style-name="gr55" draw:layer="layout" svg:width="20.724cm" svg:height="0.395cm" svg:x="0cm" svg:y="0.061cm">
          <draw:text-box>
            <text:p text:style-name="P1"><text:span text:style-name="T7">The file was converted using http://www.convertapi.com Please purchase credits to remove this text http://www.convertapi.com/prices</text:span></text:p>
          </draw:text-box>
        </draw:frame>
      </draw:page>
      <draw:page draw:name="page2" draw:style-name="dp1" draw:master-page-name="master-page26">
        <draw:frame draw:style-name="gr56" draw:layer="layout" svg:width="2.368cm" svg:height="0.48cm" svg:x="2.54cm" svg:y="2.641cm">
          <draw:text-box>
            <text:p text:style-name="P1"><text:span text:style-name="T4">As one area of </text:span></text:p>
          </draw:text-box>
        </draw:frame>
        <draw:frame draw:style-name="gr57" draw:layer="layout" svg:width="2.542cm" svg:height="0.357cm" svg:x="4.966cm" svg:y="2.705cm">
          <draw:text-box>
            <text:p text:style-name="P1"><text:span text:style-name="T3">Principal Systems</text:span></text:p>
          </draw:text-box>
        </draw:frame>
        <draw:frame draw:style-name="gr58" draw:layer="layout" svg:width="10.95cm" svg:height="0.48cm" svg:x="7.507cm" svg:y="2.641cm">
          <draw:text-box>
            <text:p text:style-name="P1"><text:span text:style-name="T4"><text:s/></text:span><text:span text:style-name="T4">business begins to reap the rewards from this investment, it will act </text:span></text:p>
          </draw:text-box>
        </draw:frame>
        <draw:frame draw:style-name="gr59" draw:layer="layout" svg:width="15.912cm" svg:height="0.48cm" svg:x="2.54cm" svg:y="3.137cm">
          <draw:text-box>
            <text:p text:style-name="P1"><text:span text:style-name="T4">as a catalyst towards driving continual improvement throughout the business. The goal for PSL is in </text:span></text:p>
          </draw:text-box>
        </draw:frame>
        <draw:frame draw:style-name="gr60" draw:layer="layout" svg:width="6.826cm" svg:height="0.48cm" svg:x="2.54cm" svg:y="3.628cm">
          <draw:text-box>
            <text:p text:style-name="P1"><text:span text:style-name="T4">helping identify and unlock these areas for </text:span></text:p>
          </draw:text-box>
        </draw:frame>
        <draw:frame draw:style-name="gr61" draw:layer="layout" svg:width="2.542cm" svg:height="0.357cm" svg:x="9.357cm" svg:y="3.692cm">
          <draw:text-box>
            <text:p text:style-name="P1"><text:span text:style-name="T3">Principal Systems</text:span></text:p>
          </draw:text-box>
        </draw:frame>
        <draw:frame draw:style-name="gr62" draw:layer="layout" svg:width="6.699cm" svg:height="0.48cm" svg:x="11.881cm" svg:y="3.628cm">
          <draw:text-box>
            <text:p text:style-name="P1"><text:span text:style-name="T4"><text:s/></text:span><text:span text:style-name="T4">and proactively driving forward with new </text:span></text:p>
          </draw:text-box>
        </draw:frame>
        <draw:frame draw:style-name="gr63" draw:layer="layout" svg:width="9.298cm" svg:height="0.48cm" svg:x="2.54cm" svg:y="4.123cm">
          <draw:text-box>
            <text:p text:style-name="P1"><text:span text:style-name="T4">ideas and solutions from its product and knowledge base. <text:s/></text:span></text:p>
          </draw:text-box>
        </draw:frame>
        <draw:frame draw:style-name="gr29" draw:layer="layout" svg:width="15.911cm" svg:height="0.48cm" svg:x="2.54cm" svg:y="4.83cm">
          <draw:text-box>
            <text:p text:style-name="P1"><text:span text:style-name="T4">PSL fully recognise that it is about providing solutions that not only make life easier for the </text:span></text:p>
          </draw:text-box>
        </draw:frame>
        <draw:frame draw:style-name="gr64" draw:layer="layout" svg:width="5.573cm" svg:height="0.48cm" svg:x="2.54cm" svg:y="5.322cm">
          <draw:text-box>
            <text:p text:style-name="P1"><text:span text:style-name="T4">management team and workers at </text:span></text:p>
          </draw:text-box>
        </draw:frame>
        <draw:frame draw:style-name="gr61" draw:layer="layout" svg:width="2.542cm" svg:height="0.357cm" svg:x="8.087cm" svg:y="5.386cm">
          <draw:text-box>
            <text:p text:style-name="P1"><text:span text:style-name="T3">Principal Systems</text:span></text:p>
          </draw:text-box>
        </draw:frame>
        <draw:frame draw:style-name="gr65" draw:layer="layout" svg:width="7.969cm" svg:height="0.48cm" svg:x="10.61cm" svg:y="5.322cm">
          <draw:text-box>
            <text:p text:style-name="P1"><text:span text:style-name="T4">, but inspire trust and belief in finding even better </text:span></text:p>
          </draw:text-box>
        </draw:frame>
        <draw:frame draw:style-name="gr66" draw:layer="layout" svg:width="6.953cm" svg:height="0.48cm" svg:x="2.54cm" svg:y="5.817cm">
          <draw:text-box>
            <text:p text:style-name="P1"><text:span text:style-name="T4">ways to improve the business in the future. </text:span></text:p>
          </draw:text-box>
        </draw:frame>
        <draw:frame draw:style-name="gr67" draw:layer="layout" svg:width="12.533cm" svg:height="0.48cm" svg:x="2.54cm" svg:y="6.524cm">
          <draw:text-box>
            <text:p text:style-name="P1"><text:span text:style-name="T4">We trust the enclosed information offers a comprehensive proposed solution. <text:s/></text:span></text:p>
          </draw:text-box>
        </draw:frame>
        <draw:frame draw:style-name="gr68" draw:layer="layout" svg:width="15.917cm" svg:height="0.48cm" svg:x="2.54cm" svg:y="7.227cm">
          <draw:text-box>
            <text:p text:style-name="P1"><text:span text:style-name="T4">In terms of next steps, PSL would welcome the opportunity to discuss the enclosed proposal in </text:span></text:p>
          </draw:text-box>
        </draw:frame>
        <draw:frame draw:style-name="gr69" draw:layer="layout" svg:width="12.774cm" svg:height="0.48cm" svg:x="2.54cm" svg:y="7.722cm">
          <draw:text-box>
            <text:p text:style-name="P1"><text:span text:style-name="T4">detail. We look forward to discussing the project further with you and the team. </text:span></text:p>
          </draw:text-box>
        </draw:frame>
        <draw:frame draw:style-name="gr10" draw:layer="layout" svg:width="0.091cm" svg:height="0.357cm" svg:x="2.54cm" svg:y="8.493cm">
          <draw:text-box>
            <text:p text:style-name="P1"><text:span text:style-name="T3"><text:s/></text:span></text:p>
          </draw:text-box>
        </draw:frame>
        <draw:frame draw:style-name="gr55" draw:layer="layout" svg:width="20.724cm" svg:height="0.395cm" svg:x="0cm" svg:y="0.061cm">
          <draw:text-box>
            <text:p text:style-name="P1"><text:span text:style-name="T7">The file was converted using http://www.convertapi.com Please purchase credits to remove this text http://www.convertapi.com/pr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8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7-09T16:39:20.68</dc:date>
    <meta:document-statistic meta:object-count="98"/>
    <meta:generator>LibreOffice/4.0.3.3$Windows_x86 LibreOffice_project/0eaa50a932c8f2199a615e1eb30f7ac74279539</meta:generator>
  </office:meta>
</office:document-meta>
</file>